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Таблица1" style:family="table">
      <style:table-properties style:width="17.932cm" fo:margin-left="0.079cm" fo:margin-right="-0.011cm" fo:break-before="auto" fo:break-after="auto" table:align="margins" fo:background-color="transparent" fo:keep-with-next="auto" style:may-break-between-rows="true" style:writing-mode="page">
        <style:background-image/>
      </style:table-properties>
    </style:style>
    <style:style style:name="Таблица1.A" style:family="table-column">
      <style:table-column-properties style:column-width="3.814cm" style:rel-column-width="13937*"/>
    </style:style>
    <style:style style:name="Таблица1.B" style:family="table-column">
      <style:table-column-properties style:column-width="1.021cm" style:rel-column-width="3732*"/>
    </style:style>
    <style:style style:name="Таблица1.C" style:family="table-column">
      <style:table-column-properties style:column-width="2.72cm" style:rel-column-width="9940*"/>
    </style:style>
    <style:style style:name="Таблица1.D" style:family="table-column">
      <style:table-column-properties style:column-width="8.812cm" style:rel-column-width="32206*"/>
    </style:style>
    <style:style style:name="Таблица1.E" style:family="table-column">
      <style:table-column-properties style:column-width="1.565cm" style:rel-column-width="5720*"/>
    </style:style>
    <style:style style:name="Таблица1.1" style:family="table-row">
      <style:table-row-properties style:keep-together="false" fo:keep-together="always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E1" style:family="table-cell">
      <style:table-cell-properties fo:padding="0.097cm" fo:border="0.002cm solid #000000"/>
    </style:style>
    <style:style style:name="Таблица1.A2" style:family="table-cell">
      <style:table-cell-properties fo:padding="0.097cm" fo:border-left="0.002cm solid #000000" fo:border-right="none" fo:border-top="none" fo:border-bottom="0.002cm solid #000000"/>
    </style:style>
    <style:style style:name="Таблица1.E2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.118" style:family="table-row">
      <style:table-row-properties fo:background-color="transparent" style:keep-together="false" fo:keep-together="always">
        <style:background-image/>
      </style:table-row-properties>
    </style:style>
    <style:style style:name="Таблица1.A118" style:family="table-cell">
      <style:table-cell-properties style:vertical-align="" fo:background-color="transparent" fo:padding="0.097cm" fo:border-left="0.002cm solid #000000" fo:border-right="none" fo:border-top="none" fo:border-bottom="0.002cm solid #000000" style:writing-mode="page">
        <style:background-image/>
      </style:table-cell-properties>
    </style:style>
    <style:style style:name="Таблица2" style:family="table">
      <style:table-properties style:width="18.011cm" fo:margin-left="0cm" fo:margin-right="-0.011cm" table:align="margins"/>
    </style:style>
    <style:style style:name="Таблица2.A" style:family="table-column">
      <style:table-column-properties style:column-width="4.126cm" style:rel-column-width="15011*"/>
    </style:style>
    <style:style style:name="Таблица2.B" style:family="table-column">
      <style:table-column-properties style:column-width="1.27cm" style:rel-column-width="4621*"/>
    </style:style>
    <style:style style:name="Таблица2.C" style:family="table-column">
      <style:table-column-properties style:column-width="2.706cm" style:rel-column-width="9845*"/>
    </style:style>
    <style:style style:name="Таблица2.D" style:family="table-column">
      <style:table-column-properties style:column-width="8.401cm" style:rel-column-width="30569*"/>
    </style:style>
    <style:style style:name="Таблица2.E" style:family="table-column">
      <style:table-column-properties style:column-width="1.508cm" style:rel-column-width="5489*"/>
    </style:style>
    <style:style style:name="Таблица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2.E1" style:family="table-cell">
      <style:table-cell-properties fo:padding="0.097cm" fo:border="0.002cm solid #000000"/>
    </style:style>
    <style:style style:name="Таблица2.A2" style:family="table-cell">
      <style:table-cell-properties fo:padding="0.097cm" fo:border-left="0.002cm solid #000000" fo:border-right="none" fo:border-top="none" fo:border-bottom="0.002cm solid #000000"/>
    </style:style>
    <style:style style:name="Таблица2.E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2" style:family="paragraph" style:parent-style-name="Table_20_Contents">
      <style:text-properties fo:language="en" fo:country="US"/>
    </style:style>
    <style:style style:name="P3" style:family="paragraph" style:parent-style-name="Table_20_Contents">
      <style:paragraph-properties fo:text-align="center" style:justify-single-word="false"/>
      <style:text-properties fo:language="en" fo:country="US"/>
    </style:style>
    <style:style style:name="P4" style:family="paragraph" style:parent-style-name="Table_20_Contents">
      <style:text-properties fo:language="en" fo:country="US" fo:font-weight="normal" style:font-weight-asian="normal" style:font-weight-complex="normal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fo:language="ru" fo:country="RU"/>
    </style:style>
    <style:style style:name="P7" style:family="paragraph" style:parent-style-name="Table_20_Contents">
      <style:paragraph-properties fo:text-align="center" style:justify-single-word="false"/>
      <style:text-properties fo:language="ru" fo:country="RU"/>
    </style:style>
    <style:style style:name="P8" style:family="paragraph" style:parent-style-name="Table_20_Contents">
      <style:text-properties fo:font-weight="normal" style:font-weight-asian="normal" style:font-weight-complex="normal"/>
    </style:style>
    <style:style style:name="P9" style:family="paragraph" style:parent-style-name="Table_20_Contents">
      <style:text-properties style:font-name="Arial1"/>
    </style:style>
    <style:style style:name="P10" style:family="paragraph" style:parent-style-name="Table_20_Contents">
      <style:text-properties style:font-name="Arial1" fo:language="en" fo:country="US"/>
    </style:style>
    <style:style style:name="P11" style:family="paragraph" style:parent-style-name="Table_20_Contents">
      <style:paragraph-properties fo:text-align="center" style:justify-single-word="false"/>
      <style:text-properties style:font-name="Arial1" fo:language="en" fo:country="US"/>
    </style:style>
    <style:style style:name="P12" style:family="paragraph" style:parent-style-name="Table_20_Contents">
      <style:text-properties style:font-name="Arial1" fo:language="en" fo:country="US" fo:font-weight="normal" style:font-weight-asian="normal" style:font-weight-complex="normal"/>
    </style:style>
    <style:style style:name="P13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P14" style:family="paragraph" style:parent-style-name="Table_20_Contents">
      <style:text-properties style:font-name="Arial1" fo:font-size="8pt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Arial1" fo:language="ru" fo:country="RU"/>
    </style:style>
    <style:style style:name="P16" style:family="paragraph" style:parent-style-name="Table_20_Contents">
      <style:text-properties style:font-name="Arial1" fo:font-weight="normal" style:font-weight-asian="normal" style:font-weight-complex="normal"/>
    </style:style>
    <style:style style:name="P17" style:family="paragraph" style:parent-style-name="Table_20_Contents">
      <style:text-properties fo:font-size="8pt" style:font-size-asian="8pt" style:font-size-complex="8pt"/>
    </style:style>
    <style:style style:name="P18" style:family="paragraph" style:parent-style-name="Table_20_Contents">
      <style:text-properties fo:font-size="8pt" fo:language="en" fo:country="US" style:font-size-asian="8pt" style:font-size-complex="8pt"/>
    </style:style>
    <style:style style:name="P19" style:family="paragraph" style:parent-style-name="Table_20_Contents">
      <style:text-properties fo:font-size="8pt" fo:language="ru" fo:country="RU" style:font-size-asian="8pt" style:font-size-complex="8pt"/>
    </style:style>
    <style:style style:name="P20" style:family="paragraph" style:parent-style-name="Table_20_Contents">
      <style:text-properties fo:color="#4c4c4c" fo:language="ru" fo:country="RU"/>
    </style:style>
    <style:style style:name="P21" style:family="paragraph" style:parent-style-name="Table_20_Contents">
      <style:text-properties fo:color="#000000" style:font-name="Arial1" fo:language="en" fo:country="US" fo:background-color="transparent"/>
    </style:style>
    <style:style style:name="P22" style:family="paragraph" style:parent-style-name="Table_20_Contents">
      <style:text-properties fo:color="#000000" style:font-name="Arial1" fo:background-color="transparent"/>
    </style:style>
    <style:style style:name="P23" style:family="paragraph" style:parent-style-name="Table_20_Contents">
      <style:paragraph-properties fo:text-align="center" style:justify-single-word="false"/>
      <style:text-properties fo:color="#000000" style:font-name="Arial1" fo:background-color="transparent"/>
    </style:style>
    <style:style style:name="P24" style:family="paragraph" style:parent-style-name="Table_20_Contents">
      <style:text-properties fo:color="#000000" style:font-name="Arial1" fo:font-size="8pt" fo:language="en" fo:country="US" fo:background-color="transparent" style:font-size-asian="8pt" style:font-size-complex="8pt"/>
    </style:style>
    <style:style style:name="P25" style:family="paragraph" style:parent-style-name="Table_20_Contents">
      <style:text-properties fo:color="#000000" style:font-name="Arial1" fo:font-size="8pt" fo:language="en" fo:country="US" style:font-name-asian="Tahoma" style:font-size-asian="8pt" style:font-name-complex="Tahoma" style:font-size-complex="8pt"/>
    </style:style>
    <style:style style:name="P26" style:family="paragraph" style:parent-style-name="Table_20_Contents">
      <style:text-properties fo:color="#000000" style:font-name="Arial1" fo:font-size="10pt" fo:language="ru" fo:country="RU" style:font-size-asian="10pt" style:font-size-complex="10pt"/>
    </style:style>
    <style:style style:name="P27" style:family="paragraph" style:parent-style-name="Table_20_Contents">
      <style:text-properties fo:color="#000000" style:font-name="Arial1" fo:language="ru" fo:country="RU" fo:background-color="transparent"/>
    </style:style>
    <style:style style:name="P28" style:family="paragraph" style:parent-style-name="Table_20_Contents">
      <style:text-properties fo:color="#000000" fo:font-size="10pt" fo:language="ru" fo:country="RU" fo:font-weight="normal" style:font-size-asian="10pt" style:font-weight-asian="normal" style:font-size-complex="10pt" style:font-weight-complex="normal"/>
    </style:style>
    <style:style style:name="P29" style:family="paragraph" style:parent-style-name="Table_20_Contents">
      <style:text-properties fo:color="#000000" style:font-name="Tahoma" fo:font-size="8pt" fo:language="en" fo:country="US" style:font-name-asian="Tahoma" style:font-size-asian="8pt" style:font-name-complex="Tahoma" style:font-size-complex="8pt"/>
    </style:style>
    <style:style style:name="P30" style:family="paragraph" style:parent-style-name="Table_20_Contents">
      <style:text-properties style:use-window-font-color="true"/>
    </style:style>
    <style:style style:name="P31" style:family="paragraph" style:parent-style-name="Table_20_Contents">
      <style:text-properties style:use-window-font-color="true" fo:language="en" fo:country="US"/>
    </style:style>
    <style:style style:name="P32" style:family="paragraph" style:parent-style-name="Table_20_Contents">
      <style:text-properties fo:color="#ff3333" fo:language="en" fo:country="US"/>
    </style:style>
    <style:style style:name="P33" style:family="paragraph" style:parent-style-name="Table_20_Contents">
      <style:text-properties fo:color="#ff3333" fo:language="ru" fo:country="RU"/>
    </style:style>
    <style:style style:name="P34" style:family="paragraph" style:parent-style-name="Table_20_Heading">
      <style:paragraph-properties fo:text-align="center" style:justify-single-word="false"/>
    </style:style>
    <style:style style:name="P35" style:family="paragraph" style:parent-style-name="Table_20_Heading">
      <style:text-properties fo:font-size="8pt" fo:language="ru" fo:country="RU" style:font-size-asian="8pt" style:font-size-complex="8pt"/>
    </style:style>
    <style:style style:name="P36" style:family="paragraph" style:parent-style-name="Table_20_Heading">
      <style:text-properties fo:language="ru" fo:country="RU"/>
    </style:style>
    <style:style style:name="P37" style:family="paragraph" style:parent-style-name="Table_20_Heading">
      <style:text-properties fo:language="en" fo:country="US"/>
    </style:style>
    <style:style style:name="P38" style:family="paragraph" style:parent-style-name="Table_20_Heading">
      <style:paragraph-properties fo:text-align="center" style:justify-single-word="false"/>
      <style:text-properties fo:language="en" fo:country="US"/>
    </style:style>
    <style:style style:name="P39" style:family="paragraph" style:parent-style-name="Table_20_Heading">
      <style:text-properties fo:font-size="10pt" style:font-size-asian="10pt" style:font-size-complex="10pt"/>
    </style:style>
    <style:style style:name="P40" style:family="paragraph" style:parent-style-name="Text_20_body">
      <style:paragraph-properties fo:text-align="center" style:justify-single-word="false"/>
      <style:text-properties fo:font-size="14pt" style:font-size-asian="14pt" style:font-size-complex="14pt"/>
    </style:style>
    <style:style style:name="P41" style:family="paragraph" style:parent-style-name="Text_20_body">
      <style:paragraph-properties fo:text-align="center" style:justify-single-word="false"/>
      <style:text-properties fo:font-size="14pt" fo:language="en" fo:country="US" style:font-size-asian="14pt" style:font-size-complex="14pt"/>
    </style:style>
    <style:style style:name="P42" style:family="paragraph" style:parent-style-name="Text_20_body">
      <style:paragraph-properties fo:text-align="start" style:justify-single-word="false"/>
      <style:text-properties fo:color="#ff0000" fo:font-size="10pt" fo:language="ru" fo:country="RU" fo:font-weight="normal" style:font-size-asian="10pt" style:font-weight-asian="normal" style:font-size-complex="10pt" style:font-weight-complex="normal"/>
    </style:style>
    <style:style style:name="P43" style:family="paragraph" style:parent-style-name="Text_20_body">
      <style:paragraph-properties fo:text-align="start" style:justify-single-word="false"/>
      <style:text-properties fo:color="#ff0000" fo:font-size="10pt" fo:language="en" fo:country="US" fo:font-weight="normal" style:font-size-asian="10pt" style:font-weight-asian="normal" style:font-size-complex="10pt" style:font-weight-complex="normal"/>
    </style:style>
    <style:style style:name="P44" style:family="paragraph" style:parent-style-name="Standard">
      <style:text-properties fo:color="#000000" style:font-name="Arial1" fo:language="ru" fo:country="RU" fo:background-color="transparent"/>
    </style:style>
    <style:style style:name="P45" style:family="paragraph" style:parent-style-name="Standard">
      <style:text-properties fo:language="en" fo:country="US"/>
    </style:style>
    <style:style style:name="P46" style:family="paragraph" style:parent-style-name="Standard">
      <style:text-properties fo:language="ru" fo:country="RU"/>
    </style:style>
    <style:style style:name="P47" style:family="paragraph" style:parent-style-name="Text_20_body">
      <style:paragraph-properties fo:text-align="center" style:justify-single-word="false" fo:break-before="page"/>
      <style:text-properties fo:font-size="14pt" style:font-size-asian="14pt" style:font-size-complex="14pt"/>
    </style:style>
    <style:style style:name="P48" style:family="paragraph" style:parent-style-name="Table_20_Contents">
      <style:text-properties fo:language="en" fo:country="US"/>
    </style:style>
    <style:style style:name="P49" style:family="paragraph" style:parent-style-name="Table_20_Contents">
      <style:paragraph-properties fo:text-align="center" style:justify-single-word="false"/>
      <style:text-properties fo:language="en" fo:country="US"/>
    </style:style>
    <style:style style:name="P50" style:family="paragraph" style:parent-style-name="Table_20_Contents">
      <style:paragraph-properties fo:text-align="center" style:justify-single-word="false"/>
    </style:style>
    <style:style style:name="P51" style:family="paragraph" style:parent-style-name="Table_20_Contents">
      <style:text-properties style:font-name="Arial1" fo:font-size="8pt" fo:language="en" fo:country="US" style:font-size-asian="8pt" style:font-size-complex="8pt"/>
    </style:style>
    <style:style style:name="T1" style:family="text">
      <style:text-properties fo:language="ru" fo:country="RU"/>
    </style:style>
    <style:style style:name="T2" style:family="text">
      <style:text-properties fo:language="en" fo:country="US"/>
    </style:style>
    <style:style style:name="T3" style:family="text">
      <style:text-properties style:font-name="Arial1" fo:language="ru" fo:country="RU" fo:font-weight="normal" style:font-weight-asian="normal" style:font-weight-complex="normal"/>
    </style:style>
    <style:style style:name="T4" style:family="text">
      <style:text-properties style:font-name="Arial1" fo:background-color="transparent" loext:char-shading-value="0"/>
    </style:style>
    <style:style style:name="T5" style:family="text">
      <style:text-properties style:font-name="Arial1" fo:language="en" fo:country="US" fo:background-color="transparent" loext:char-shading-value="0"/>
    </style:style>
    <style:style style:name="T6" style:family="text">
      <style:text-properties fo:color="#000000" style:font-name="Arial1" fo:font-weight="normal" fo:background-color="transparent" style:font-weight-asian="normal" style:font-weight-complex="normal" loext:char-shading-value="0"/>
    </style:style>
    <style:style style:name="T7" style:family="text">
      <style:text-properties fo:color="#000000" fo:background-color="transparent" loext:char-shading-value="0"/>
    </style:style>
    <style:style style:name="T8" style:family="text">
      <style:text-properties fo:color="#000000" fo:language="en" fo:country="US" fo:background-color="transparent" loext:char-shading-value="0"/>
    </style:style>
    <style:style style:name="T9" style:family="text">
      <style:text-properties fo:background-color="transparent" loext:char-shading-value="0"/>
    </style:style>
    <style:style style:name="T10" style:family="text">
      <style:text-properties style:font-name="Calibri" fo:font-size="11pt"/>
    </style:style>
    <style:style style:name="T11" style:family="text">
      <style:text-properties style:font-name="Calibri" fo:font-size="11pt" fo:language="en" fo:country="US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0">Они держат <text:span text:style-name="T2">H=31kHz / V=</text:span>48.8<text:span text:style-name="T2">Hz</text:span></text:p>
      <text:p text:style-name="P41">List of compatible monitors</text:p>
      <text:p text:style-name="P42">просьба добавлять модели по алфавиту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header-rows>
          <table:table-row table:style-name="Таблица1.1">
            <table:table-cell table:style-name="Таблица1.A1" office:value-type="string">
              <text:p text:style-name="P36">Марка/модель</text:p>
              <text:p text:style-name="P37">Model</text:p>
            </table:table-cell>
            <table:table-cell table:style-name="Таблица1.A1" office:value-type="string">
              <text:p text:style-name="P34">Тип</text:p>
              <text:p text:style-name="P38">Type</text:p>
            </table:table-cell>
            <table:table-cell table:style-name="Таблица1.A1" office:value-type="string">
              <text:p text:style-name="P34">Заявлено в документации</text:p>
            </table:table-cell>
            <table:table-cell table:style-name="Таблица1.A1" office:value-type="string">
              <text:p text:style-name="Table_20_Heading">Примечания</text:p>
              <text:p text:style-name="P37">Comment</text:p>
            </table:table-cell>
            <table:table-cell table:style-name="Таблица1.E1" office:value-type="string">
              <text:p text:style-name="P35">Тестер</text:p>
            </table:table-cell>
          </table:table-row>
        </table:table-header-rows>
        <table:table-row table:style-name="Таблица1.1">
          <table:table-cell table:style-name="Таблица1.A2" office:value-type="string">
            <text:p text:style-name="Table_20_Contents">Acer AL171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появляется, изображение удалось вывести практически в центр экрана, интерполяция картинки среднего качества</text:p>
          </table:table-cell>
          <table:table-cell table:style-name="Таблица1.E2" office:value-type="string">
            <text:p text:style-name="P17"/>
          </table:table-cell>
        </table:table-row>
        <table:table-row table:style-name="Таблица1.1">
          <table:table-cell table:style-name="Таблица1.A2" office:value-type="string">
            <text:p text:style-name="Table_20_Contents">A<text:span text:style-name="T2">cer</text:span> AL1716</text:p>
            <text:p text:style-name="P32">warning,except 1716F</text:p>
            <text:p text:style-name="P33">внимание,кроме <text:span text:style-name="T2">1716F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19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 Сразу без каких либо настроек, четко посредине, идеальная картинка, ровная и четкая </text:p>
          </table:table-cell>
          <table:table-cell table:style-name="Таблица1.E2" office:value-type="string">
            <text:p text:style-name="P13">AAA</text:p>
          </table:table-cell>
        </table:table-row>
        <table:table-row table:style-name="Таблица1.1">
          <table:table-cell table:style-name="Таблица1.A2" office:value-type="string">
            <text:p text:style-name="P10">Acer <text:span text:style-name="T1">AL2017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cer AL2216W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, но монитор широкоформатный </text:p>
            <text:p text:style-name="P44">и не умеет делать 4:3</text:p>
          </table:table-cell>
          <table:table-cell table:style-name="Таблица1.E2" office:value-type="string">
            <text:p text:style-name="P13">r0bat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ACER V193B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деально показывает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10">Acer V206HQL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</text:p>
          </table:table-cell>
          <table:table-cell table:style-name="Таблица1.E2" office:value-type="string">
            <text:p text:style-name="P13">sand</text:p>
          </table:table-cell>
        </table:table-row>
        <table:table-row table:style-name="Таблица1.1">
          <table:table-cell table:style-name="Таблица1.A2" office:value-type="string">
            <text:p text:style-name="P10">Acer V17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80 KHz</text:p>
            <text:p text:style-name="P3">V: 50..75 Hz</text:p>
          </table:table-cell>
          <table:table-cell table:style-name="Таблица1.A2" office:value-type="string">
            <text:p text:style-name="P44">Показывает без проблем.</text:p>
            <text:p text:style-name="P44">Автоподстройка схватывает синхру.</text:p>
          </table:table-cell>
          <table:table-cell table:style-name="Таблица1.E2" office:value-type="string">
            <text:p text:style-name="P13">ewgeny7</text:p>
          </table:table-cell>
        </table:table-row>
        <table:table-row table:style-name="Таблица1.1">
          <table:table-cell table:style-name="Таблица1.A2" office:value-type="string">
            <text:p text:style-name="P12">AOC F22s+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стянут на 16:9, сузить до 4:3 нельзя. 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12">AOC I220SWH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ВСЕ режимы, в т.ч. телевизионные (15кГц развёртка). Картинка не растянута (сохраняет пропорции 4:3)</text:p>
          </table:table-cell>
          <table:table-cell table:style-name="Таблица1.E2" office:value-type="string">
            <text:p text:style-name="P13">cr0acker</text:p>
          </table:table-cell>
        </table:table-row>
        <table:table-row table:style-name="Таблица1.1">
          <table:table-cell table:style-name="Таблица1.A2" office:value-type="string">
            <text:p text:style-name="P10">AST Vision 4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нормаль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Asus ML239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Отлично показывает. Можно выставить аспект 4:3 .</text:p>
          </table:table-cell>
          <table:table-cell table:style-name="Таблица1.E2" office:value-type="string">
            <text:p text:style-name="P13">chrv</text:p>
          </table:table-cell>
        </table:table-row>
        <table:table-row table:style-name="Таблица1.1">
          <table:table-cell table:style-name="Таблица1.A2" office:value-type="string">
            <text:p text:style-name="P26">Asus PA246Q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, картинка растянутая.</text:p>
          </table:table-cell>
          <table:table-cell table:style-name="Таблица1.E2" office:value-type="string">
            <text:p text:style-name="P13">macbuster</text:p>
          </table:table-cell>
        </table:table-row>
        <table:table-row table:style-name="Таблица1.1">
          <table:table-cell table:style-name="Таблица1.A2" office:value-type="string">
            <text:p text:style-name="P26">A<text:span text:style-name="T2">sus</text:span> VB17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Изображение качественное, с небольшим смещением от центра, легко исправляется настройками монитора.</text:p>
          </table:table-cell>
          <table:table-cell table:style-name="Таблица1.E2" office:value-type="string">
            <text:p text:style-name="P13">S.Mayorov</text:p>
          </table:table-cell>
        </table:table-row>
        <table:table-row table:style-name="Таблица1.1">
          <table:table-cell table:style-name="Таблица1.A2" office:value-type="string">
            <text:p text:style-name="P26">Benq BL702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как ВГА режимы, так и ТВ</text:p>
          </table:table-cell>
          <table:table-cell table:style-name="Таблица1.E2" office:value-type="string">
            <text:p text:style-name="P13">ASh</text:p>
          </table:table-cell>
        </table:table-row>
        <table:table-row table:style-name="Таблица1.1">
          <table:table-cell table:style-name="Таблица1.A2" office:value-type="string">
            <text:p text:style-name="P10">Benq E2420HD </text:p>
          </table:table-cell>
          <table:table-cell table:style-name="Таблица1.A2" office:value-type="string">
            <text:p text:style-name="P7">LCD</text:p>
            <text:p text:style-name="P7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Выводит изображение, но растянуто сильно по вертикали. Почти нет бордюра вертикального, но пропорция нормальная, если режим подобрать в настройках моника. Искажения по фазе есть, настройками полностью не исправить - там или там не ровное отображения пикселей. </text:p>
          </table:table-cell>
          <table:table-cell table:style-name="Таблица1.E2" office:value-type="string">
            <text:p text:style-name="P13">redlord</text:p>
          </table:table-cell>
        </table:table-row>
        <table:table-row table:style-name="Таблица1.1">
          <table:table-cell table:style-name="Таблица1.A2" office:value-type="string">
            <text:p text:style-name="P10">Benq FP51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Умеет только 60 Гц режим.</text:p>
          </table:table-cell>
          <table:table-cell table:style-name="Таблица1.E2" office:value-type="string">
            <text:p text:style-name="P13">Shuran33</text:p>
          </table:table-cell>
        </table:table-row>
        <table:table-row table:style-name="Таблица1.1">
          <table:table-cell table:style-name="Таблица1.A2" office:value-type="string">
            <text:p text:style-name="P10">Benq FP71G+u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(которая графика без бордюра) сильно растянута по вертикали до границ</text:p>
            <text:p text:style-name="P44">экрана, средства по её корректировке в мониторе отсутствуют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FP93G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, без каких либо настроек, квадрат четко посредине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FP567S ver.2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Частично показывает, съезжает картинка. Не настраивается. Постоянно выдает Out of Range.</text:p>
          </table:table-cell>
          <table:table-cell table:style-name="Таблица1.E2" office:value-type="string">
            <text:p text:style-name="P13">shuran33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10">Benq G2320HDB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zboszor</text:p>
          </table:table-cell>
        </table:table-row>
        <table:table-row table:style-name="Таблица1.1">
          <table:table-cell table:style-name="Таблица1.A2" office:value-type="string">
            <text:p text:style-name="P10">Benq GL2250-T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<text:span text:style-name="T10">От</text:span><text:span text:style-name="T11">тлично работает.</text:span> </text:p>
          </table:table-cell>
          <table:table-cell table:style-name="Таблица1.E2" office:value-type="string">
            <text:p text:style-name="P13">Saymoor7</text:p>
          </table:table-cell>
        </table:table-row>
        <table:table-row table:style-name="Таблица1.1">
          <table:table-cell table:style-name="Таблица1.A2" office:value-type="string">
            <text:p text:style-name="P10">Benq Q20U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Q7T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10">Benq V2200 (ET-0035-N)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Картинка отличн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10">BENQ V2410 Eco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10">CTX EX700F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22">Daewoo 511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. Изображение почти по центру. Инфо монитора диагностирует: 31KHz 49Hz</text:p>
          </table:table-cell>
          <table:table-cell table:style-name="Таблица1.E2" office:value-type="string">
            <text:p text:style-name="P14"/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7">aewoo</text:span> CMC-1418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9">D<text:span text:style-name="T2">aewoo</text:span> CMC-1427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</text:p>
          </table:table-cell>
          <table:table-cell table:style-name="Таблица1.E2" office:value-type="string">
            <text:p text:style-name="P13">DimkaM</text:p>
          </table:table-cell>
        </table:table-row>
        <table:table-row table:style-name="Таблица1.1">
          <table:table-cell table:style-name="Таблица1.A2" office:value-type="string">
            <text:p text:style-name="P10">Dell U241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Показывает без проблем. По умолчанию изображение растянуто в широкоформатный <text:s text:c="2"/>режим, но все исправляется в настройках монитора.</text:p>
          </table:table-cell>
          <table:table-cell table:style-name="Таблица1.E2" office:value-type="string">
            <text:p text:style-name="P13">albion</text:p>
          </table:table-cell>
        </table:table-row>
        <table:table-row table:style-name="Таблица1.1">
          <table:table-cell table:style-name="Таблица1.A2" office:value-type="string">
            <text:p text:style-name="P10">Dell U2711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емного смещено вправо, но бордюр видно со всех сторон, всё видно!</text:p>
          </table:table-cell>
          <table:table-cell table:style-name="Таблица1.E2" office:value-type="string">
            <text:p text:style-name="P13">karbo</text:p>
          </table:table-cell>
        </table:table-row>
        <table:table-row table:style-name="Таблица1.1">
          <table:table-cell table:style-name="Таблица1.A2" office:value-type="string">
            <text:p text:style-name="P2">Digital Vision E17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</text:p>
          </table:table-cell>
          <table:table-cell table:style-name="Таблица1.E2" office:value-type="string">
            <text:p text:style-name="P18">dj sanyok</text:p>
          </table:table-cell>
        </table:table-row>
        <table:table-row table:style-name="Таблица1.1">
          <table:table-cell table:style-name="Таблица1.A2" office:value-type="string">
            <text:p text:style-name="P2">Edison 1439SV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44">Изображение нормальное, его размер легко подгоняется ручными регулировками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1">Eizo Nanao FlexScan T566 17''</text:p>
          </table:table-cell>
          <table:table-cell table:style-name="Таблица1.A2" office:value-type="string">
            <text:p text:style-name="P11">CRT</text:p>
          </table:table-cell>
          <table:table-cell table:style-name="Таблица1.A2" office:value-type="string">
            <text:p text:style-name="P23">H: 30...96 kHz, V: 50...160 Hz</text:p>
          </table:table-cell>
          <table:table-cell table:style-name="Таблица1.A2" office:value-type="string">
            <text:p text:style-name="P44">Картинка отличная, выводится точно по центру,<text:line-break/>но экран довольно сильно мерцает. Меню монитора показывает<text:line-break/>fH: 31,2 kHz, fV: 48,7 kHz</text:p>
          </table:table-cell>
          <table:table-cell table:style-name="Таблица1.E2" office:value-type="string">
            <text:p text:style-name="P24">krogoth</text:p>
          </table:table-cell>
        </table:table-row>
        <table:table-row table:style-name="Таблица1.1">
          <table:table-cell table:style-name="Таблица1.A2" office:value-type="string">
            <text:p text:style-name="P21">Epson emp-tw700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alff</text:p>
          </table:table-cell>
        </table:table-row>
        <table:table-row table:style-name="Таблица1.1">
          <table:table-cell table:style-name="Таблица1.A2" office:value-type="string">
            <text:p text:style-name="P21">Epson H428B </text:p>
          </table:table-cell>
          <table:table-cell table:style-name="Таблица1.A2" office:value-type="string">
            <text:p text:style-name="P15">проектор</text:p>
          </table:table-cell>
          <table:table-cell table:style-name="Таблица1.A2" office:value-type="string">
            <text:p text:style-name="P23"/>
          </table:table-cell>
          <table:table-cell table:style-name="Таблица1.A2" office:value-type="string">
            <text:p text:style-name="P44">Показывает отлично</text:p>
          </table:table-cell>
          <table:table-cell table:style-name="Таблица1.E2" office:value-type="string">
            <text:p text:style-name="P24">zboszor</text:p>
          </table:table-cell>
        </table:table-row>
        <table:table-row table:style-name="Таблица1.1">
          <table:table-cell table:style-name="Таблица1.A2" office:value-type="string">
            <text:p text:style-name="P2">Gateway2000 CrystalScan 1024 N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Показывает без проблем. </text:p>
            <text:p text:style-name="P6">Может в некоторых моделях не держать кадровую синхронизацию (у меня ручка регулировки вывернута в крайнее положение)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Hewlett Packard hp 56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IBM 6546-21H 14”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по центру, цвета хорошие, сведение и баланс в норм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iiyama </text:span>T2252MTS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деально работает как в 50, так и в 60Гц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51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iiyama Vision Master PRO 454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зображение смещено влево, боковые вертикальные геометрические искажения, всё это легко устраняются регулировками.</text:p>
            <text:p text:style-name="Table_20_Contents">Цветопередача и баланс цвета идеальны.</text:p>
          </table:table-cell>
          <table:table-cell table:style-name="Таблица1.E2" office:value-type="string">
            <text:p text:style-name="P18">sserg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LaCie Electron BlueIV 19"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отличная, изображение вывел ровно в центр, мерцания картинки практически</text:p>
            <text:p text:style-name="Table_20_Contents">незаметн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15LC1R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Немного было смещено изображение в право, но настройками телевизора все исправил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22M38A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идеальная картинка с поддержкой 4:3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LG 32LG570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2">LCD <text:span text:style-name="T1">телевизор. Работает.</text:span></text:p>
          </table:table-cell>
          <table:table-cell table:style-name="Таблица1.E2" office:value-type="string">
            <text:p text:style-name="P18">lysach</text:p>
          </table:table-cell>
        </table:table-row>
        <table:table-row table:style-name="Таблица1.1">
          <table:table-cell table:style-name="Таблица1.A2" office:value-type="string">
            <text:p text:style-name="P2">LG 22MK430H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23EA53T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3MP55HQ-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неравномерные пиксели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24MP58VQ-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, но автонастройка дает пиксели разной ширины.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LG Flatron 775FT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Показывает без проблем. В</text:span> информации можно просмотреть что частоты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776FM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KHz</text:p>
            <text:p text:style-name="P3">V: 50..160 Hz</text:p>
          </table:table-cell>
          <table:table-cell table:style-name="Таблица1.A2" office:value-type="string">
            <text:p text:style-name="P6">Показывает без проблем.</text:p>
            <text:p text:style-name="P6">В инфо 31.2кгц/49гц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LG Flatron F700P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Все хорошо, картинка хорошая.</text:p>
          </table:table-cell>
          <table:table-cell table:style-name="Таблица1.E2" office:value-type="string">
            <text:p text:style-name="P13">visionaire</text:p>
          </table:table-cell>
        </table:table-row>
        <table:table-row table:style-name="Таблица1.1">
          <table:table-cell table:style-name="Таблица1.A2" office:value-type="string">
            <text:p text:style-name="P2">LG Flatron FT795 Plus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frago</text:p>
          </table:table-cell>
        </table:table-row>
        <table:table-row table:style-name="Таблица1.1">
          <table:table-cell table:style-name="Таблица1.A2" office:value-type="string">
            <text:p text:style-name="P2">LG Flatron IPS225 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есть, но масштабирует криво — заметны вертикальные полосы с искаженными пикселями. </text:p>
          </table:table-cell>
          <table:table-cell table:style-name="Таблица1.E2" office:value-type="string">
            <text:p text:style-name="P13">eagle</text:p>
          </table:table-cell>
        </table:table-row>
        <table:table-row table:style-name="Таблица1.1">
          <table:table-cell table:style-name="Таблица1.A2" office:value-type="string">
            <text:p text:style-name="P2">LG Flatron L1721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730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реканий нет. Работает отлично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LG Flatron L1740BQ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После автонастройки изображение отличное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2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</text:p>
            <text:p text:style-name="P6">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Flatron L194W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 отлично.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Flatron L1953S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.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L1972H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в центре экрана без полей и</text:p>
            <text:p text:style-name="P6">без всяких настроек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LG Flatron M2794DP-PZ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отличное, по центру.</text:p>
          </table:table-cell>
          <table:table-cell table:style-name="Таблица1.E2" office:value-type="string">
            <text:p text:style-name="P13">witchcraft</text:p>
          </table:table-cell>
        </table:table-row>
        <table:table-row table:style-name="Таблица1.1">
          <table:table-cell table:style-name="Таблица1.A2" office:value-type="string">
            <text:p text:style-name="P2">LG Flatron T710BH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Отличная картинка (режим 31.2кГц/49Гц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">LG Flatron W1942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 плюс родной режим 4:3</text:p>
          </table:table-cell>
          <table:table-cell table:style-name="Таблица1.E2" office:value-type="string">
            <text:p text:style-name="P13">thims</text:p>
          </table:table-cell>
        </table:table-row>
        <table:table-row table:style-name="Таблица1.1">
          <table:table-cell table:style-name="Таблица1.A2" office:value-type="string">
            <text:p text:style-name="P2">LG Flatron W2343S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 слишком вытянут по горизонтали. Бордюр есть со всех сторон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44i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</text:p>
          </table:table-cell>
          <table:table-cell table:style-name="Таблица1.E2" office:value-type="string">
            <text:p text:style-name="P13">lysach</text:p>
          </table:table-cell>
        </table:table-row>
        <table:table-row table:style-name="Таблица1.1">
          <table:table-cell table:style-name="Таблица1.A2" office:value-type="string">
            <text:p text:style-name="P2">LG StudioWorks 500E 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NEC AccuSync LCD72V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есмотря на то, что выдал окошко «Out of range» - изображение идеальное, четкое, сочное и <text:s/>точно по центру. К тому же монитор со встроенными колонками.</text:p>
          </table:table-cell>
          <table:table-cell table:style-name="Таблица1.E2" office:value-type="string">
            <text:p text:style-name="P13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NEC MultiSync LCD155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все режимы VGA и TV(!!!), кроме 128k TV (некритично)</text:p>
          </table:table-cell>
          <table:table-cell table:style-name="Таблица1.E2" office:value-type="string">
            <text:p text:style-name="P18">Nihirash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 1760NX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Изображение на мой взгляд идеальное.</text:p>
          </table:table-cell>
          <table:table-cell table:style-name="Таблица1.E2" office:value-type="string">
            <text:p text:style-name="P29">S.Mayorov</text:p>
          </table:table-cell>
        </table:table-row>
        <table:table-row table:style-name="Таблица1.1">
          <table:table-cell table:style-name="Таблица1.A2" office:value-type="string">
            <text:p text:style-name="P2">NEC Multisync LCD225WXM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растянута (монитор 16:10), но регулировкам поддается нормально.</text:p>
          </table:table-cell>
          <table:table-cell table:style-name="Таблица1.E2" office:value-type="string">
            <text:p text:style-name="P18">Merlin</text:p>
          </table:table-cell>
        </table:table-row>
        <table:table-row table:style-name="Таблица1.1">
          <table:table-cell table:style-name="Таблица1.A2" office:value-type="string">
            <text:p text:style-name="P2">NEC MultiSync XP21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но менюшка наэкранная виснет и не выводится, если особо упорно нажимать кнопочки на морде — <text:span text:style-name="T1">выключается</text:span> и не показывает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Panasonic PT-DZ870</text:p>
          </table:table-cell>
          <table:table-cell table:style-name="Таблица1.A2" office:value-type="string">
            <text:p text:style-name="P7">проектор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anasonic TX-R32LX8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1..69 <text:span text:style-name="T1">К</text:span>Гц</text:p>
            <text:p text:style-name="P3">V: 59..86 Гц</text:p>
          </table:table-cell>
          <table:table-cell table:style-name="Таблица1.A2" office:value-type="string">
            <text:p text:style-name="P6">Показывает, отлично на новой прошивке.</text:p>
            <text:p text:style-name="P6">Телевизор-монитор</text:p>
          </table:table-cell>
          <table:table-cell table:style-name="Таблица1.E2" office:value-type="string">
            <text:p text:style-name="P18">AAA</text:p>
          </table:table-cell>
        </table:table-row>
        <table:table-row table:style-name="Таблица1.1">
          <table:table-cell table:style-name="Таблица1.A2" office:value-type="string">
            <text:p text:style-name="P2">Philips 150S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Philips 20PFL-3403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Через VGA (вход под PC)-работает отлично, изображение сразу выводится по центру (на крайняк в телевизоре есть регулировка по гор./вер. позиции.)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hilips 32PFL54040-60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, но на "зонтике" <text:span text:style-name="T2">(Rage)</text:span> проскакивает артефакт "режет луч" (возможно внутри ещё преобразование скажем к 60гц происходит) - важно только для очень</text:p>
            <text:p text:style-name="P6">критичного просмотра дем<text:span text:style-name="T2">.</text:span>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Proview SP716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 Иногда после автоподстройки у правого края появляется вертикальная черная полоса (ее видно если бордер белый), правее этой полосы видно кусок белого бордера.</text:p>
          </table:table-cell>
          <table:table-cell table:style-name="Таблица1.E2" office:value-type="string">
            <text:p text:style-name="P18">jtn</text:p>
          </table:table-cell>
        </table:table-row>
        <table:table-row table:style-name="Таблица1.1">
          <table:table-cell table:style-name="Таблица1.A2" office:value-type="string">
            <text:p text:style-name="P2">Roverscan Optima 155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>H: 30..62KHz</text:p>
            <text:p text:style-name="P3">V: 50..75Hz</text:p>
          </table:table-cell>
          <table:table-cell table:style-name="Таблица1.A2" office:value-type="string">
            <text:p text:style-name="P6">Показывает, меню работает.</text:p>
            <text:p text:style-name="P6">Инфо монитора диагностирует: 31.3<text:span text:style-name="T2">KHz 48Hz</text:span>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55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К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51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P6"><text:span text:style-name="T2">Model Code: MJ15ASKN/EDC </text:span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Samsung P2250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><text:span text:style-name="T2">H: </text:span>30..81 K<text:span text:style-name="T2">Hz</text:span></text:p>
            <text:p text:style-name="P3">V: 56..60 Hz</text:p>
          </table:table-cell>
          <table:table-cell table:style-name="Таблица1.A2" office:value-type="string">
            <text:p text:style-name="P6">Изображение отличное, центровка по центру на автонастройке.</text:p>
          </table:table-cell>
          <table:table-cell table:style-name="Таблица1.E2" office:value-type="string">
            <text:p text:style-name="P18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23B350T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На 50Гц картинка смещается влево, хотя ничего не обрезается. На 60Гц посередине как положено.</text:p>
          </table:table-cell>
          <table:table-cell table:style-name="Таблица1.E2" office:value-type="string">
            <text:p text:style-name="P18">Demige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15GL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50 KHz</text:p>
            <text:p text:style-name="P3">V: 50..12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S22B300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зображение немного смещено влево и вниз, пиксели по автонастройке неравномерною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2243N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Идеальная картинка, по умолчанию Wide, можно выставить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226B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, <text:s/>отображение <text:s/>в пропорции <text:s/>16:10 <text:s/>(т.е. <text:s/>немного <text:s/>растянуто по-горизонтали).</text:p>
          </table:table-cell>
          <table:table-cell table:style-name="Таблица1.E2" office:value-type="string">
            <text:p text:style-name="P13"/>
          </table:table-cell>
        </table:table-row>
        <table:table-row table:style-name="Таблица1.1">
          <table:table-cell table:style-name="Таблица1.A2" office:value-type="string">
            <text:p text:style-name="P21">Samsung SyncMaster 2333H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зображение слегка сдвинуто вниз , ручной настройкой не получается настроить картинку ровно по центру экрана.</text:p>
          </table:table-cell>
          <table:table-cell table:style-name="Таблица1.E2" office:value-type="string">
            <text:p text:style-name="P25">djonidos</text:p>
          </table:table-cell>
        </table:table-row>
        <table:table-row table:style-name="Таблица1.1">
          <table:table-cell table:style-name="Таблица1.A2" office:value-type="string">
            <text:p text:style-name="P21">Samsung SyncMaster 710T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7">Идеальная картинка.</text:p>
          </table:table-cell>
          <table:table-cell table:style-name="Таблица1.E2" office:value-type="string">
            <text:p text:style-name="P25">thims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sung SyncMaster 732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хорошая, изображение выводится в центр экрана, финальная часть демы RAGE идет хорошо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BF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Показывает хорошо</text:p>
          </table:table-cell>
          <table:table-cell table:style-name="Таблица1.E2" office:value-type="string">
            <text:p text:style-name="P18">mic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0N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2"><text:span text:style-name="T1">Р</text:span>аботает <text:span text:style-name="T1">отлично, картинка по центру, бордерные эффекты норм.</text:span></text:p>
          </table:table-cell>
          <table:table-cell table:style-name="Таблица1.E2" office:value-type="string">
            <text:p text:style-name="P19">redlor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43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>homeness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55DFX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чество изображение - Хорошее. Картинка в центре.</text:p>
          </table:table-cell>
          <table:table-cell table:style-name="Таблица1.E2" office:value-type="string">
            <text:p text:style-name="P18">albio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96 KHz</text:p>
            <text:p text:style-name="P3">V: 50..160 Hz</text:p>
          </table:table-cell>
          <table:table-cell table:style-name="Таблица1.A2" office:value-type="string">
            <text:p text:style-name="P6">Изображение — отличное.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<text:span text:style-name="T1">757</text:span>N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63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Деформированное выгнутое по краям изображение.</text:p>
          </table:table-cell>
          <table:table-cell table:style-name="Таблица1.E2" office:value-type="string">
            <text:p text:style-name="P18">grand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76<text:span text:style-name="T1">5</text:span>MB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Работает. Заметно мерцание экрана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Samsung SyncMaster 79<text:span text:style-name="T1">5</text:span>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Показывает.</text:p>
          </table:table-cell>
          <table:table-cell table:style-name="Таблица1.E2" office:value-type="string">
            <text:p text:style-name="P18">Nyuk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0N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6">Картинка отличная, изображение выводится в центр экрана, финальная часть демы RAGE идет хорошо<text:span text:style-name="T2">.</text:span>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940MG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3"/>
          </table:table-cell>
          <table:table-cell table:style-name="Таблица1.A2" office:value-type="string">
            <text:p text:style-name="P46">Изображение идеальное, правда положение центра нужно отрегулировать настройкой монитора, что заняло 5 минут</text:p>
          </table:table-cell>
          <table:table-cell table:style-name="Таблица1.E2" office:value-type="string">
            <text:p text:style-name="P13">perestoronin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1M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— хорошее. (Или с муаром при автонастройке, или сдвинутое и слегка сжатое по горизонтали при ручной настройке частоты/фазы пикселей<text:span text:style-name="T2">.</text:span>)</text:p>
            <text:p text:style-name="P20">Это бюджетный монитор-телевизор, но имеются входы Композит/<text:span text:style-name="T2">S-Video/SCART-RBG.</text:span></text:p>
            <text:p text:style-name="P20">Все ТВ-сигналы обрабатываются — качество посредственное. Картинка через <text:span text:style-name="T2">SCART </text:span>не лучше, чем через <text:span text:style-name="T2">S-Video.</text:span></text:p>
          </table:table-cell>
          <table:table-cell table:style-name="Таблица1.E2" office:value-type="string">
            <text:p text:style-name="P18">DDp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943B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есть и автоподстройка работает.</text:p>
          </table:table-cell>
          <table:table-cell table:style-name="Таблица1.E2" office:value-type="string">
            <text:p text:style-name="P18">sirx</text:p>
          </table:table-cell>
        </table:table-row>
        <table:table-row table:style-name="Таблица1.1">
          <table:table-cell table:style-name="Таблица1.A2" office:value-type="string">
            <text:p text:style-name="P45">Samsung SyncMaster B2430L 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 частоту держит но картинка немного растянута.</text:p>
          </table:table-cell>
          <table:table-cell table:style-name="Таблица1.E2" office:value-type="string">
            <text:p text:style-name="P13">zorel</text:p>
          </table:table-cell>
        </table:table-row>
        <table:table-row table:style-name="Таблица1.1">
          <table:table-cell table:style-name="Таблица1.A2" office:value-type="string">
            <text:p text:style-name="Standard">Samsung SyncMaster EX2220</text:p>
            <text:p text:style-name="Table_20_Contents"/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46">Картинка отличная,автоподстройка работает.</text:p>
          </table:table-cell>
          <table:table-cell table:style-name="Таблица1.E2" office:value-type="string">
            <text:p text:style-name="P13">savelij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050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ровно по центру экрана, бордюр есть со всех сторон, пропорции прямоугольника ближе к широкоформатному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sung SyncMaster P2370H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, после автонастройки, отличная в центре экрана, растянутая.</text:p>
          </table:table-cell>
          <table:table-cell table:style-name="Таблица1.E2" office:value-type="string">
            <text:p text:style-name="P13">play_nn</text:p>
          </table:table-cell>
        </table:table-row>
        <table:table-row table:style-name="Таблица1.1">
          <table:table-cell table:style-name="Таблица1.A2" office:value-type="string">
            <text:p text:style-name="P2">Samtron 55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Картинка и геометрия отличные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Samtron 76D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/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Samtron 76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Изображение нормальное, но заметно мерцает, так как монитор предназначен для высоких частот разверток. Размер изображения автоматически подгоняется под весь экран.</text:p>
          </table:table-cell>
          <table:table-cell table:style-name="Таблица1.E2" office:value-type="string">
            <text:p text:style-name="P13">grand</text:p>
          </table:table-cell>
        </table:table-row>
        <table:table-row table:style-name="Таблица1.1">
          <table:table-cell table:style-name="Таблица1.A2" office:value-type="string">
            <text:p text:style-name="P2">Samtron SC-428VS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6">Всё отлично и чётко показывает, вопросов пока не наблюдалось, скроллы плавные, картинка чёткая, отрегулировал всё по центру.</text:p>
          </table:table-cell>
          <table:table-cell table:style-name="Таблица1.E2" office:value-type="string">
            <text:p text:style-name="P13">breeze</text:p>
          </table:table-cell>
        </table:table-row>
        <table:table-row table:style-name="Таблица1.1">
          <table:table-cell table:style-name="Таблица1.A2" office:value-type="string">
            <text:p text:style-name="P2">Scott B17CL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Sony SDM HS92P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О</text:span>чень качественное изображение (как и сам монитор), по вертикали – по центру, по горизонтали – прижато к левому краю, исправляется настройками монитора.</text:p>
          </table:table-cell>
          <table:table-cell table:style-name="Таблица1.E2" office:value-type="string">
            <text:p text:style-name="P18">S.Mayorov</text:p>
          </table:table-cell>
        </table:table-row>
        <table:table-row table:style-name="Таблица1.1">
          <table:table-cell table:style-name="Таблица1.A2" office:value-type="string">
            <text:p text:style-name="Table_20_Contents"><text:span text:style-name="T2">Sony</text:span> SDM M61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По аналоговому входу работает, но сам монитор без автоподстройки, поэтому пришлось долго повозиться с настройкой картинки (она уехала за пределы экрана). В целом картинка ОК.</text:p>
          </table:table-cell>
          <table:table-cell table:style-name="Таблица1.E2" office:value-type="string">
            <text:p text:style-name="P18">foxweb</text:p>
          </table:table-cell>
        </table:table-row>
        <table:table-row table:style-name="Таблица1.118">
          <table:table-cell table:style-name="Таблица1.A118" office:value-type="string">
            <text:p text:style-name="Table_20_Contents"><text:span text:style-name="T2">Sony Multiscan</text:span> Trinitron <text:span text:style-name="T2">CPD</text:span>-E100E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3">H: 30..70 KHz</text:p>
            <text:p text:style-name="P3">V: 48..120 Hz</text:p>
          </table:table-cell>
          <table:table-cell table:style-name="Таблица1.A2" office:value-type="string">
            <text:p text:style-name="Table_20_Contents">Изображение отличное, картинку можно настраивать, растягивать и перемещать при помощи меню.</text:p>
          </table:table-cell>
          <table:table-cell table:style-name="Таблица1.E2" office:value-type="string">
            <text:p text:style-name="P18">procyon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G52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Sony Multiscan E23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Всё идеально,цветопередача и сведение на самом высоком уровне.</text:p>
          </table:table-cell>
          <table:table-cell table:style-name="Таблица1.E2" office:value-type="string">
            <text:p text:style-name="P18">sserg</text:p>
          </table:table-cell>
        </table:table-row>
        <table:table-row table:style-name="Таблица1.1">
          <table:table-cell table:style-name="Таблица1.A2" office:value-type="string">
            <text:p text:style-name="P2">TVS LP-10R02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Table_20_Contents"><text:span text:style-name="T1">Р</text:span><text:span text:style-name="T2">аботает только в режиме VGA 60 герц.</text:span></text:p>
          </table:table-cell>
          <table:table-cell table:style-name="Таблица1.E2" office:value-type="string">
            <text:p text:style-name="P18">Shuran33</text:p>
          </table:table-cell>
        </table:table-row>
        <table:table-row table:style-name="Таблица1.1">
          <table:table-cell table:style-name="Таблица1.A2" office:value-type="string">
            <text:p text:style-name="P2">TVS LP-10R21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7"/>
          </table:table-cell>
          <table:table-cell table:style-name="Таблица1.A2" office:value-type="string">
            <text:p text:style-name="P2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8">chrv</text:p>
          </table:table-cell>
        </table:table-row>
        <table:table-row table:style-name="Таблица1.1">
          <table:table-cell table:style-name="Таблица1.A2" office:value-type="string">
            <text:p text:style-name="P2">ViewSonic G653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хорошая, изображение выводится в центр экрана.</text:p>
          </table:table-cell>
          <table:table-cell table:style-name="Таблица1.E2" office:value-type="string">
            <text:p text:style-name="P13">ovvnex</text:p>
          </table:table-cell>
        </table:table-row>
        <table:table-row table:style-name="Таблица1.1">
          <table:table-cell table:style-name="Таблица1.A2" office:value-type="string">
            <text:p text:style-name="P2">ViewSonic G655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G75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Картинка идеальная, держит 49 Гц, никаких проблем. </text:p>
          </table:table-cell>
          <table:table-cell table:style-name="Таблица1.E2" office:value-type="string">
            <text:p text:style-name="P13">foxweb </text:p>
          </table:table-cell>
        </table:table-row>
        <table:table-row table:style-name="Таблица1.1">
          <table:table-cell table:style-name="Таблица1.A2" office:value-type="string">
            <text:p text:style-name="P2">ViewSonic G9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Слегка сдвинуто изображение влево, небольшие геометрические искажения на боковых вертикальных, которые легко устраняются</text:p>
            <text:p text:style-name="Table_20_Contents">регулировкой. Цветопередача и баланс <text:s/>идеальны.</text:p>
          </table:table-cell>
          <table:table-cell table:style-name="Таблица1.E2" office:value-type="string">
            <text:p text:style-name="P13">sserg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E50</text:span>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/>
          </table:table-cell>
        </table:table-row>
        <table:table-row table:style-name="Таблица1.1">
          <table:table-cell table:style-name="Таблица1.A2" office:value-type="string">
            <text:p text:style-name="P2">ViewSonic E70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lvd</text:p>
          </table:table-cell>
        </table:table-row>
        <table:table-row table:style-name="Таблица1.1">
          <table:table-cell table:style-name="Таблица1.A2" office:value-type="string">
            <text:p text:style-name="P2">ViewSonic E70F</text:p>
          </table:table-cell>
          <table:table-cell table:style-name="Таблица1.A2" office:value-type="string">
            <text:p text:style-name="P3">CRT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VA1916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четко по центру. 49 Hz 31 kHz resolution 800*600</text:p>
          </table:table-cell>
          <table:table-cell table:style-name="Таблица1.E2" office:value-type="string">
            <text:p text:style-name="P18">p_bobrovnikov</text:p>
          </table:table-cell>
        </table:table-row>
        <table:table-row table:style-name="Таблица1.1">
          <table:table-cell table:style-name="Таблица1.A2" office:value-type="string">
            <text:p text:style-name="P2">ViewSonic VA1932WA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только VGA-режимы, растянуто в 16:9</text:p>
          </table:table-cell>
          <table:table-cell table:style-name="Таблица1.E2" office:value-type="string">
            <text:p text:style-name="P18">sand</text:p>
          </table:table-cell>
        </table:table-row>
        <table:table-row table:style-name="Таблица1.1">
          <table:table-cell table:style-name="Таблица1.A2" office:value-type="string">
            <text:p text:style-name="P2">ViewSonic VA2213W</text:p>
          </table:table-cell>
          <table:table-cell table:style-name="Таблица1.A2" office:value-type="string">
            <text:p text:style-name="P3">LCD</text:p>
            <text:p text:style-name="P3">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Всё отлично показывает и даже не ругается, но походу растягивает. <text:span text:style-name="T1">О</text:span>казывается у него есть режим 4:3 (плюс чуть подрегулировал вручную)<text:span text:style-name="T2">.</text:span></text:p>
          </table:table-cell>
          <table:table-cell table:style-name="Таблица1.E2" office:value-type="string">
            <text:p text:style-name="P18">DimkaM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503</text:span>M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<text:span text:style-name="T1">VA703B</text:span>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по горизонтали точно по центру, по вертикали выровнена по нижнему краю экрана – исправляется настройками на мониторе.</text:p>
          </table:table-cell>
          <table:table-cell table:style-name="Таблица1.E2" office:value-type="string">
            <text:p text:style-name="P18">S.Mayorov</text:p>
          </table:table-cell>
        </table:table-row>
        <text:soft-page-break/>
        <table:table-row table:style-name="Таблица1.1">
          <table:table-cell table:style-name="Таблица1.A2" office:value-type="string">
            <text:p text:style-name="P2">ViewSonic VG2436wm-LED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><text:span text:style-name="T2">H: </text:span>24...82 <text:span text:style-name="T2">KHz</text:span> <text:span text:style-name="T2">V</text:span>: 50...75 <text:span text:style-name="T2">Hz</text:span></text:p>
          </table:table-cell>
          <table:table-cell table:style-name="Таблица1.A2" office:value-type="string">
            <text:p text:style-name="Table_20_Contents"><text:span text:style-name="T1">И</text:span>деально</text:p>
          </table:table-cell>
          <table:table-cell table:style-name="Таблица1.E2" office:value-type="string">
            <text:p text:style-name="P18">nimdasy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40W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И</text:span>деальная картинка, по умолчанию растянут на 16:9, но можно сузить до 4:3. </text:p>
          </table:table-cell>
          <table:table-cell table:style-name="Таблица1.E2" office:value-type="string">
            <text:p text:style-name="P18">thims</text:p>
          </table:table-cell>
        </table:table-row>
        <table:table-row table:style-name="Таблица1.1">
          <table:table-cell table:style-name="Таблица1.A2" office:value-type="string">
            <text:p text:style-name="P2">ViewSonic VX2260VM</text:p>
          </table:table-cell>
          <table:table-cell table:style-name="Таблица1.A2" office:value-type="string">
            <text:p text:style-name="P3">LCD wide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Показывает без проблем, поставил вручную 4:3 в 16:9.</text:p>
          </table:table-cell>
          <table:table-cell table:style-name="Таблица1.E2" office:value-type="string">
            <text:p text:style-name="P18">frago</text:p>
          </table:table-cell>
        </table:table-row>
        <table:table-row table:style-name="Таблица1.1">
          <table:table-cell table:style-name="Таблица1.A2" office:value-type="string">
            <text:p text:style-name="P2">ViewSonic VX715 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Работает отлично, картинка по центру, бордерные эффекты норм.</text:p>
          </table:table-cell>
          <table:table-cell table:style-name="Таблица1.E2" office:value-type="string">
            <text:p text:style-name="P18">redlord</text:p>
          </table:table-cell>
        </table:table-row>
        <table:table-row table:style-name="Таблица1.1">
          <table:table-cell table:style-name="Таблица1.A2" office:value-type="string">
            <text:p text:style-name="P2">View<text:span text:style-name="T1">S</text:span>onic VX924</text:p>
          </table:table-cell>
          <table:table-cell table:style-name="Таблица1.A2" office:value-type="string">
            <text:p text:style-name="P3">LCD</text:p>
          </table:table-cell>
          <table:table-cell table:style-name="Таблица1.A2" office:value-type="string">
            <text:p text:style-name="P5"/>
          </table:table-cell>
          <table:table-cell table:style-name="Таблица1.A2" office:value-type="string">
            <text:p text:style-name="Table_20_Contents"><text:span text:style-name="T1">К</text:span>артинка смещена влево. Изображение по горизонтали можно подстроить.</text:p>
          </table:table-cell>
          <table:table-cell table:style-name="Таблица1.E2" office:value-type="string">
            <text:p text:style-name="P18">p_bobrovnikov</text:p>
          </table:table-cell>
        </table:table-row>
      </table:table>
      <text:p text:style-name="P40"/>
      <text:p text:style-name="P47">Они <text:span text:style-name="T1">не </text:span>держат <text:span text:style-name="T2">H=31kHz / V=</text:span>48.8<text:span text:style-name="T2">Hz</text:span></text:p>
      <text:p text:style-name="P41">List of non-compatible monitors</text:p>
      <text:p text:style-name="P43">просьба добавлять модели по алфавиту</text:p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header-rows>
          <table:table-row>
            <table:table-cell table:style-name="Таблица2.A1" office:value-type="string">
              <text:p text:style-name="P36">Марка/модель</text:p>
              <text:p text:style-name="P37">Model</text:p>
            </table:table-cell>
            <table:table-cell table:style-name="Таблица2.A1" office:value-type="string">
              <text:p text:style-name="P34">Тип</text:p>
              <text:p text:style-name="P38">Type</text:p>
            </table:table-cell>
            <table:table-cell table:style-name="Таблица2.A1" office:value-type="string">
              <text:p text:style-name="P34">Заявлено в документации</text:p>
            </table:table-cell>
            <table:table-cell table:style-name="Таблица2.A1" office:value-type="string">
              <text:p text:style-name="Table_20_Heading">Примечания</text:p>
              <text:p text:style-name="P37">Comment</text:p>
            </table:table-cell>
            <table:table-cell table:style-name="Таблица2.E1" office:value-type="string">
              <text:p text:style-name="P39">tester</text:p>
            </table:table-cell>
          </table:table-row>
        </table:table-header-rows>
        <table:table-row>
          <table:table-cell table:style-name="Таблица2.A2" office:value-type="string">
            <text:p text:style-name="P31">Acer AL1716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30"><text:span text:style-name="T4">A</text:span><text:span text:style-name="T5">cer</text:span><text:span text:style-name="T9"> </text:span><text:span text:style-name="T4">V193DOBd</text:span></text:p>
            <text:p text:style-name="P9"/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3">H: 31,5..80 KHz V: 56..75 Hz</text:p>
          </table:table-cell>
          <table:table-cell table:style-name="Таблица2.A2" office:value-type="string">
            <text:p text:style-name="P6">Не показывает.</text:p>
            <text:p text:style-name="P6">Надпись «режим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03w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  <text:p text:style-name="P6">Монитор выводит «Вход не поддерживается»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Acer V223H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16">AOC N950SW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INPUT NOT SUPPORT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9">A<text:span text:style-name="T2">sus</text:span> VB172D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е не показывает и выдает сообщение "Вне диапазона"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9"><text:span text:style-name="T7">A</text:span><text:span text:style-name="T8">sus</text:span><text:span text:style-name="T7"> VW222u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0KHz</text:p>
            <text:p text:style-name="P3">V: 56..75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Вне диапазона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1G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К</text:span>артинка не появляется, высвечивается сообщение монитора "Out of Range!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FP92G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1..81KHz</text:p>
            <text:p text:style-name="P3">V: 56..76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242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70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900HDA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GW2760HS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>H: 30..83 kHz<text:line-break/>V: 50..76 Hz</text:p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M2200HD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BenQ Q7T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Benq V2220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  <text:p text:style-name="P6">Монитор выводит «<text:span text:style-name="T2">Out of range</text:span>»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CTX PR500F CFA1570A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2">M</text:span>онитор выводит сообщение о недопустимости данного видеорежима с указанием значений частот разверток<text:span text:style-name="T2">.</text:span>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CTX P772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D<text:span text:style-name="T2">aewoo </text:span>DSL-<text:span text:style-name="T2">20M1TC</text:span>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 VGA не удалось подключить. Выдается сообщение: "Вне диапазона"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Dell E177F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VALID SIGNAL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Dell E177F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ддерживает 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8">Dell U2312HM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INPUT SIGNAL NOT SUPPORTED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8">Hanns.G HU196D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П</text:span>оказывает со смещением влево (нет левого бордюра), настроить не удается. Поверх постоянно отображается: INPUT SIGNAL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P2">Hansol H550 B15HF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HP1502 P9617D</text:p>
            <text:p text:style-name="P2"/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61KHz</text:p>
            <text:p text:style-name="P3">V: 56..76 Hz</text:p>
          </table:table-cell>
          <table:table-cell table:style-name="Таблица2.A2" office:value-type="string">
            <text:p text:style-name="Table_20_Contents">Не показывает.</text:p>
            <text:p text:style-name="Table_20_Contents">Монитор выводит «Input Signal Out of Range<text:span text:style-name="T1">»</text:span></text:p>
          </table:table-cell>
          <table:table-cell table:style-name="Таблица2.E2" office:value-type="string">
            <text:p text:style-name="P17"/>
          </table:table-cell>
        </table:table-row>
        <text:soft-page-break/>
        <table:table-row>
          <table:table-cell table:style-name="Таблица2.A2" office:value-type="string">
            <text:p text:style-name="Table_20_Contents"><text:span text:style-name="T2">Hyundai</text:span> Q770 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только ругается на режим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IIyama ProLite E435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Сообщает о низкой частоте кадровой развертки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L1730b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3KHz</text:p>
            <text:p text:style-name="P3">V: 56..75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8">LG Flatron L1918S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, OUT OF RANGE. </text:p>
          </table:table-cell>
          <table:table-cell table:style-name="Таблица2.E2" office:value-type="string">
            <text:p text:style-name="P17">thims</text:p>
          </table:table-cell>
        </table:table-row>
        <table:table-row>
          <table:table-cell table:style-name="Таблица2.A2" office:value-type="string">
            <text:p text:style-name="Table_20_Contents">LG Flatron L194WT-SF 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 картинку но в широкоформатном режиме. Нормальную пропорцию не выставить (увы негодный)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Flatron w1934S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LG L153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работает</text:p>
          </table:table-cell>
          <table:table-cell table:style-name="Таблица2.E2" office:value-type="string">
            <text:p text:style-name="P17">Demige</text:p>
          </table:table-cell>
        </table:table-row>
        <table:table-row>
          <table:table-cell table:style-name="Таблица2.A2" office:value-type="string">
            <text:p text:style-name="Table_20_Contents">LG PK560</text:p>
          </table:table-cell>
          <table:table-cell table:style-name="Таблица2.A2" office:value-type="string">
            <text:p text:style-name="P3">Plasm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ишет "Неверный сигнал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atrix XP1501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показывает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Mitsubishi Diamond Pro 920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М</text:span>онитор выводит signal out of range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NEC LCD1503M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Показывает, но поверх экрана "out of range"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2">NEC MultiSync 1770NX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<text:span text:style-name="T1">В</text:span>не диапазона, <text:s/>нет картинки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42 PFL 5405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 с <text:span text:style-name="T2">VGA </text:span>входа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Philips 150S4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160E1SB/00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Cовсем никак не показывает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C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2">Не показывает, Out of range.</text:p>
          </table:table-cell>
          <table:table-cell table:style-name="Таблица2.E2" office:value-type="string">
            <text:p text:style-name="P18"/>
          </table:table-cell>
        </table:table-row>
        <table:table-row>
          <table:table-cell table:style-name="Таблица2.A2" office:value-type="string">
            <text:p text:style-name="P2">Philips <text:s/>17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Philips <text:s/>190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2KHz</text:p>
            <text:p text:style-name="P3">V: 56..76 Hz</text:p>
          </table:table-cell>
          <table:table-cell table:style-name="Таблица2.A2" office:value-type="string">
            <text:p text:style-name="Table_20_Contents">Изображение отсутствует, надпись чето типа плохой сигнал.</text:p>
          </table:table-cell>
          <table:table-cell table:style-name="Таблица2.E2" office:value-type="string">
            <text:p text:style-name="P18">nimdasys</text:p>
          </table:table-cell>
        </table:table-row>
        <table:table-row>
          <table:table-cell table:style-name="Таблица2.A2" office:value-type="string">
            <text:p text:style-name="P2">Roverscan 115gs</text:p>
          </table:table-cell>
          <table:table-cell table:style-name="Таблица2.A2" office:value-type="string">
            <text:p text:style-name="P3">CRT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">Samsung 215TW LS21DPWASQ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. Пишет:</text:p>
            <text:p text:style-name="P6">НЕОПТ РЕЖИМ 1680*1050 60 hz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P4">Samsung SyncMaster 151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52S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не показывает, ничего не пишет, только моргает зеленым диодом.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<text:span text:style-name="T2">amsung</text:span> 171S GH17LSSN 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>H: 30..81KHz</text:p>
            <text:p text:style-name="P3">V: 56..85 Hz</text:p>
          </table:table-cell>
          <table:table-cell table:style-name="Таблица2.A2" office:value-type="string">
            <text:p text:style-name="P6">Не показывает.</text:p>
            <text:p text:style-name="Table_20_Contents"><text:span text:style-name="T1">Монитор выводит</text:span><text:span text:style-name="T3"> «</text:span><text:span text:style-name="T6">not support format»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amsung SyncMaster 17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Изображения нет, пишет «not optimal mode»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экран уезжает в левый правый угол, в итоге нижний бордер обрезан, а справа синяя полоска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193P+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показывает, NOT OPTIMUM MODE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E1920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замечательно, но поверх экрана выводит надпись что сигнал не "оптимален", а через некоторое время отрубает изображени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28">Samsung <text:span text:style-name="T2">SyncMaster </text:span>2033S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потом от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<text:span text:style-name="T2">SyncMaster </text:span><text:soft-page-break/>E2220NW</text:p>
          </table:table-cell>
          <table:table-cell table:style-name="Таблица2.A2" office:value-type="string">
            <text:p text:style-name="P3">LCD</text:p>
            <text:p text:style-name="P3"><text:soft-page-break/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отлично и даже режим 4:3 есть, но в <text:soft-page-break/>начале ругается, а через 3мин выключается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2053BW</text:span>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Ругается на неоптимальный режим, но показывает, через пару минут изображение исчез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23NW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сообщение монитора об не 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33N</text:p>
          </table:table-cell>
          <table:table-cell table:style-name="Таблица2.A2" office:value-type="string">
            <text:p text:style-name="P3">LCD</text:p>
            <text:p text:style-name="P3">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но на экране сначала высвечивается сообщение монитора о не оптимальном режиме, картинка есть, хоть и сильно растянутая. Через некоторое время экран гаснет и монитор просто показывает картинку о не оптимально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225bw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оптимальный режим, нет картинки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1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720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<text:span text:style-name="T2">913N</text:span>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не появляется, высвечивается <text:s/>сообщение монитора <text:s/>о неоптимальном режиме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amsung SyncMaster 943N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Картинка появляется, интерполяция изображения отличная, но периодически появляется сообщение монитора поверх изображения PentEvo о неоптимальном режиме и растр пропадает. Изображение восстанавливается при повторном нажатии ScrollLock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Table_20_Contents">Samsung Syncmaster T260HD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Table_20_Contents"><text:span text:style-name="T1">Н</text:span>е работает по VGA, но зато у него вход RGB через SCART - качество <text:span text:style-name="T1">картинки</text:span> хорошое, какое и полагается для SCART</text:p>
          </table:table-cell>
          <table:table-cell table:style-name="Таблица2.E2" office:value-type="string">
            <text:p text:style-name="P17"/>
          </table:table-cell>
        </table:table-row>
        <table:table-row>
          <table:table-cell table:style-name="Таблица2.A2" office:value-type="string">
            <text:p text:style-name="Table_20_Contents">Samsung LE22C451E2WXRU</text:p>
          </table:table-cell>
          <table:table-cell table:style-name="Таблица2.A2" office:value-type="string">
            <text:p text:style-name="P3">LCD wide 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Не работает по <text:span text:style-name="T2">VGA. </text:span>Есть <text:span text:style-name="T2">SCART.</text:span>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Sony SDM-X73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44">Показывает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S<text:span text:style-name="T2">ony</text:span> KDL-40P2530</text:p>
          </table:table-cell>
          <table:table-cell table:style-name="Таблица2.A2" office:value-type="string">
            <text:p text:style-name="P3">LCD</text:p>
            <text:p text:style-name="P3">tv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Это телевизор, но с разными входами. PC Standard 15pin connector – нет изображения, сообщение Out of range.</text:p>
          </table:table-cell>
          <table:table-cell table:style-name="Таблица2.E2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4">TVS LP-14R<text:line-break/>(EMC-LP14R01)</text:p>
          </table:table-cell>
          <table:table-cell table:style-name="Таблица2.A2" office:value-type="string">
            <text:p text:style-name="P3">LCD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, но сверху ползает надпись <text:s/>Resolution is not supported.</text:p>
          </table:table-cell>
          <table:table-cell table:style-name="Таблица2.E2" office:value-type="string">
            <text:p text:style-name="P18">chrv</text:p>
          </table:table-cell>
        </table:table-row>
        <table:table-row>
          <table:table-cell table:style-name="Таблица2.A1" office:value-type="string">
            <text:p text:style-name="P8">ViewSonic E641</text:p>
          </table:table-cell>
          <table:table-cell table:style-name="Таблица2.A1" office:value-type="string">
            <text:p text:style-name="P3">CRT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Не работает. Регулировка не пом<text:span text:style-name="T2">о</text:span>гает.</text:p>
          </table:table-cell>
          <table:table-cell table:style-name="Таблица2.E1" office:value-type="string">
            <text:p text:style-name="P19"/>
          </table:table-cell>
        </table:table-row>
        <table:table-row>
          <table:table-cell table:style-name="Таблица2.A2" office:value-type="string">
            <text:p text:style-name="P8">ViewSonic VA2213W-2 </text:p>
          </table:table-cell>
          <table:table-cell table:style-name="Таблица2.A2" office:value-type="string">
            <text:p text:style-name="P3">LCD wide</text:p>
          </table:table-cell>
          <table:table-cell table:style-name="Таблица2.A2" office:value-type="string">
            <text:p text:style-name="P3"/>
          </table:table-cell>
          <table:table-cell table:style-name="Таблица2.A2" office:value-type="string">
            <text:p text:style-name="P6">Показывает со смещением влево и вниз, выдвинуть слева можно, снизу никак, половины кошки не видно. </text:p>
          </table:table-cell>
          <table:table-cell table:style-name="Таблица2.E2" office:value-type="string">
            <text:p text:style-name="P19">thims</text:p>
          </table:table-cell>
        </table:table-row>
        <table:table-row>
          <table:table-cell table:style-name="Таблица2.A1" office:value-type="string">
            <text:p text:style-name="P8"><text:span text:style-name="T2">ViewSonic</text:span> VX500</text:p>
          </table:table-cell>
          <table:table-cell table:style-name="Таблица2.A1" office:value-type="string">
            <text:p text:style-name="P3">LCD</text:p>
          </table:table-cell>
          <table:table-cell table:style-name="Таблица2.A1" office:value-type="string">
            <text:p text:style-name="P3"/>
          </table:table-cell>
          <table:table-cell table:style-name="Таблица2.A1" office:value-type="string">
            <text:p text:style-name="P6">Картинки нет. Сообщение монитора: 48,8 Hz, 31kHz – Resolution is not supported. Просит, чтобы сменил разрешение.</text:p>
          </table:table-cell>
          <table:table-cell table:style-name="Таблица2.E1" office:value-type="string">
            <text:p text:style-name="P19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Arial" svg:font-family="Arial"/>
    <style:font-face style:name="Calibri" svg:font-family="Calibri, sans-serif"/>
    <style:font-face style:name="OpenSymbol" svg:font-family="OpenSymbol"/>
    <style:font-face style:name="Tahoma2" svg:font-family="Tahoma"/>
    <style:font-face style:name="Tahoma" svg:font-family="Tahoma" style:font-family-generic="swiss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Lucida Sans Unicode" style:font-size-asian="10.5pt" style:language-asian="zxx" style:country-asian="none" style:font-name-complex="Tahoma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S Mincho" style:font-size-asian="14pt" style:font-name-complex="Tahoma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Lucida Sans Unicode" style:font-size-asian="14pt" style:font-name-complex="Tahoma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Tahoma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Tahoma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Tahoma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1" style:display-name="Heading 1" style:family="paragraph" style:parent-style-name="Title" style:next-style-name="Text_20_body" style:default-outline-level="1" style:list-style-name="" style:class="text">
      <style:text-properties style:font-name="Times New Roman" fo:font-size="24pt" fo:font-weight="bold" style:font-name-asian="Lucida Sans Unicode" style:font-size-asian="24pt" style:font-weight-asian="bold" style:font-name-complex="Tahoma1" style:font-size-complex="24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as-char" svg:y="0cm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MT1" style:family="text">
      <style:text-properties fo:language="ru" fo:country="RU"/>
    </style:style>
    <style:page-layout style:name="Mpm1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ZX Evolution supported monitors (version<text:span text:style-name="MT1"> </text:span><text:span text:style-name="MT1"><text:date style:data-style-name="N36" text:date-value="2020-06-11T18:44:30.86">11.06.2020</text:date></text:span><text:span text:style-name="MT1">)</text:span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0-02-15T22:07:45.53</meta:creation-date>
    <meta:editing-duration>PT00H00M00S</meta:editing-duration>
    <meta:editing-cycles>1</meta:editing-cycles>
    <meta:generator>OpenOffice/4.1.7$Win32 OpenOffice.org_project/417m1$Build-9800</meta:generator>
    <meta:document-statistic meta:table-count="2" meta:image-count="0" meta:object-count="0" meta:page-count="10" meta:paragraph-count="883" meta:word-count="2894" meta:character-count="19682"/>
    <meta:user-defined meta:name="Поле 1"/>
    <meta:user-defined meta:name="Поле 2"/>
    <meta:user-defined meta:name="Поле 3"/>
    <meta:user-defined meta:name="Поле 4"/>
  </office:meta>
</office:document-meta>
</file>